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7.31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="0.06pt solid #000000" style:rotation-angle="35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420e" fo:border="0.06pt solid #000000"/>
    </style:style>
    <style:style style:name="ce4" style:family="table-cell" style:parent-style-name="Default">
      <style:table-cell-properties fo:background-color="#ccff99" fo:border="0.06pt solid #000000" style:rotation-angle="35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99" style:text-align-source="fix" style:repeat-content="false" fo:border="0.06pt solid #000000"/>
      <style:paragraph-properties fo:text-align="center"/>
    </style:style>
    <style:style style:name="ce6" style:family="table-cell" style:parent-style-name="Default">
      <style:table-cell-properties fo:background-color="#7e0021" style:text-align-source="fix" style:repeat-content="false" fo:border="0.06pt solid #000000"/>
      <style:paragraph-properties fo:text-align="center"/>
    </style:style>
    <style:style style:name="ce7" style:family="table-cell" style:parent-style-name="Default">
      <style:table-cell-properties fo:background-color="#ccccff" fo:border="0.06pt solid #000000" style:rotation-angle="35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ff" style:text-align-source="fix" style:repeat-content="false" fo:border="0.06pt solid #000000"/>
      <style:paragraph-properties fo:text-align="center"/>
    </style:style>
    <style:style style:name="ce9" style:family="table-cell" style:parent-style-name="Default">
      <style:table-cell-properties fo:background-color="#66ff00" fo:border="0.06pt solid #000000" style:rotation-angle="35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729fcf" fo:border="0.06pt solid #000000" style:rotation-angle="35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729fcf" style:text-align-source="fix" style:repeat-content="false" fo:border="0.06pt solid #000000"/>
      <style:paragraph-properties fo:text-align="center"/>
    </style:style>
    <style:style style:name="ce14" style:family="table-cell" style:parent-style-name="Default">
      <style:table-cell-properties fo:background-color="#ff950e" fo:border="0.06pt solid #000000" style:rotation-angle="35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50e" style:text-align-source="fix" style:repeat-content="false" fo:border="0.06pt solid #000000"/>
      <style:paragraph-properties fo:text-align="center"/>
    </style:style>
    <style:style style:name="ce16" style:family="table-cell" style:parent-style-name="Default">
      <style:table-cell-properties fo:background-color="#ff99ff" fo:border="0.06pt solid #000000" style:rotation-angle="35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99ff" style:text-align-source="fix" style:repeat-content="false" fo:border="0.06pt solid #000000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19" style:family="table-cell" style:parent-style-name="Default" style:data-style-name="N1">
      <style:table-cell-properties style:text-align-source="fix" style:repeat-content="false" fo:border="0.06pt solid #000000"/>
      <style:paragraph-properties fo:text-align="center"/>
    </style:style>
    <style:style style:name="ce20" style:family="table-cell" style:parent-style-name="Default" style:data-style-name="N1">
      <style:table-cell-properties fo:background-color="#7e0021" style:text-align-source="fix" style:repeat-content="false" fo:border="0.06pt solid #000000"/>
      <style:paragraph-properties fo:text-align="center"/>
    </style:style>
    <style:style style:name="ce21" style:family="table-cell" style:parent-style-name="Default">
      <style:table-cell-properties style:rotation-angle="35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6pt solid #000000" style:rotation-angle="35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6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number-columns-repeated="978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4" office:value-type="string" calcext:value-type="string">
            <text:p>Tarea:UT3-AED1. Prueba teórica. Calificación definitiva</text:p>
          </table:table-cell>
          <table:table-cell table:style-name="ce4" office:value-type="string" calcext:value-type="string">
            <text:p>Tarea:UT3-AED2. Prueba práctica. Calificación definitiva</text:p>
          </table:table-cell>
          <table:table-cell table:style-name="ce7" office:value-type="string" calcext:value-type="string">
            <text:p>Tarea:UT4-AED1. Prueba práctica calificación definitiva</text:p>
          </table:table-cell>
          <table:table-cell table:style-name="ce9" office:value-type="string" calcext:value-type="string">
            <text:p>Tarea:UT5-AE1. Prueba práctica. Enrutamiento estático</text:p>
          </table:table-cell>
          <table:table-cell table:style-name="ce9" office:value-type="string" calcext:value-type="string">
            <text:p>Cuestionario:UT5.AE2. Prueba teórica. Enrutamiento estático</text:p>
          </table:table-cell>
          <table:table-cell table:style-name="ce12" office:value-type="string" calcext:value-type="string">
            <text:p>Tarea:UT5.VLAN. Prueba práctica. Calificación definitiva</text:p>
          </table:table-cell>
          <table:table-cell table:style-name="ce12" office:value-type="string" calcext:value-type="string">
            <text:p>Tarea:UT5. VLAN. Parte teórica. Calificación definitiva</text:p>
          </table:table-cell>
          <table:table-cell table:style-name="ce14" office:value-type="string" calcext:value-type="string">
            <text:p>Tarea:UT6. Prueba práctica. Calificación definitiva</text:p>
          </table:table-cell>
          <table:table-cell table:style-name="ce14" office:value-type="string" calcext:value-type="string">
            <text:p>Tarea:UT6. Cuestionarios - netstat y PAT. Calificación definitiva</text:p>
          </table:table-cell>
          <table:table-cell table:style-name="ce14" office:value-type="string" calcext:value-type="string">
            <text:p>Tarea:UT6. Prueba teórica. Capa de transporte. Protocolos TCP y UDP. Calificación definitiva</text:p>
          </table:table-cell>
          <table:table-cell table:style-name="ce16" office:value-type="string" calcext:value-type="string">
            <text:p>Tarea:UT7-AE2. Prueba práctica. Capa de aplicación</text:p>
          </table:table-cell>
          <table:table-cell table:style-name="ce16" office:value-type="string" calcext:value-type="string">
            <text:p>Cuestionario:UT7-AE1. Prueba teórica. Capa de aplicación</text:p>
          </table:table-cell>
          <table:table-cell table:style-name="ce1" office:value-type="string" calcext:value-type="string">
            <text:p>pruebas 3</text:p>
          </table:table-cell>
          <table:table-cell table:style-name="ce1" office:value-type="string" calcext:value-type="string">
            <text:p>Tarea:UT5-A5. VLAN. Características</text:p>
          </table:table-cell>
          <table:table-cell table:style-name="ce1" office:value-type="string" calcext:value-type="string">
            <text:p>Tarea:UT5-A6. Práctica guiada. VLAN con Paquet Tracer </text:p>
          </table:table-cell>
          <table:table-cell table:style-name="ce1" office:value-type="string" calcext:value-type="string">
            <text:p>Tarea:UT5-A7. Práctica. VLAN con Paquet Tracer </text:p>
          </table:table-cell>
          <table:table-cell table:style-name="ce1" office:value-type="string" calcext:value-type="string">
            <text:p>Tarea:UT5-A8. Práctica. VLAN + enrutamiento (I) </text:p>
          </table:table-cell>
          <table:table-cell table:style-name="ce1" office:value-type="string" calcext:value-type="string">
            <text:p>Tarea:UT6-A1. Preguntas. La capa de transporte</text:p>
          </table:table-cell>
          <table:table-cell table:style-name="ce1" office:value-type="string" calcext:value-type="string">
            <text:p>Tarea:UT6-A2. Comparativa de direcciones y capas de la pila de protocolos TCP/IP</text:p>
          </table:table-cell>
          <table:table-cell table:style-name="ce1" office:value-type="string" calcext:value-type="string">
            <text:p>Tarea:UT6-A5. Práctica. Port address translation</text:p>
          </table:table-cell>
          <table:table-cell table:style-name="ce1" office:value-type="string" calcext:value-type="string">
            <text:p>Tarea:UT6-A4. Observación del protocolo TCP con netstat</text:p>
          </table:table-cell>
          <table:table-cell table:style-name="ce1" office:value-type="string" calcext:value-type="string">
            <text:p>Tarea:UT6-A6. Supuesto Práctico. Port address translation</text:p>
          </table:table-cell>
          <table:table-cell table:style-name="ce1" office:value-type="string" calcext:value-type="string">
            <text:p>Tarea:UT6-A3. Mapa conceptual. Protocolos TCP y UDP</text:p>
          </table:table-cell>
          <table:table-cell table:style-name="ce1" office:value-type="string" calcext:value-type="string">
            <text:p>Tarea:UT7-A1. Mapa conceptual. Servicio y protocolo DNS</text:p>
          </table:table-cell>
          <table:table-cell table:style-name="ce1" office:value-type="string" calcext:value-type="string">
            <text:p>Tarea:UT7-A2. Práctica. Protocolo DNS</text:p>
          </table:table-cell>
          <table:table-cell table:style-name="ce1" office:value-type="string" calcext:value-type="string">
            <text:p>Tarea:UT7-A3. Práctica. Protocolo FTP</text:p>
          </table:table-cell>
          <table:table-cell table:style-name="ce1" office:value-type="string" calcext:value-type="string">
            <text:p>Tarea:UT7-A4. Práctica. Protocolo DHCP</text:p>
          </table:table-cell>
          <table:table-cell table:style-name="ce1" office:value-type="string" calcext:value-type="string">
            <text:p>Tarea:UT7-A5. Práctica. Protocolos de acceso remoto</text:p>
          </table:table-cell>
          <table:table-cell table:style-name="ce1" office:value-type="string" calcext:value-type="string">
            <text:p>Tarea:UT7-A6. Práctica repaso. Protocolos FTP y DNS</text:p>
          </table:table-cell>
          <table:table-cell table:style-name="ce1" office:value-type="string" calcext:value-type="string">
            <text:p>% prácticas entregadas</text:p>
          </table:table-cell>
          <table:table-cell table:style-name="ce1" office:value-type="string" calcext:value-type="string">
            <text:p>prácticas 3</text:p>
          </table:table-cell>
          <table:table-cell table:style-name="ce1" office:value-type="string" calcext:value-type="string">
            <text:p>Tarea:Actitud general. 3º trimestre</text:p>
          </table:table-cell>
          <table:table-cell table:style-name="ce1" office:value-type="string" calcext:value-type="string">
            <text:p>participación - actitud 3</text:p>
          </table:table-cell>
          <table:table-cell table:style-name="ce1" office:value-type="string" calcext:value-type="string">
            <text:p>Nota Final</text:p>
          </table:table-cell>
          <table:table-cell table:style-name="ce21"/>
          <table:table-cell table:style-name="ce1" office:value-type="string" calcext:value-type="string">
            <text:p>Eval1</text:p>
          </table:table-cell>
          <table:table-cell table:style-name="ce23" office:value-type="string" calcext:value-type="string">
            <text:p>Eval2</text:p>
          </table:table-cell>
          <table:table-cell table:style-name="ce21" table:number-columns-repeated="977"/>
          <table:table-cell table:style-name="ce26"/>
        </table:table-row>
        <table:table-row table:style-name="ro2">
          <table:table-cell table:style-name="ce2" office:value-type="string" calcext:value-type="string">
            <text:p>Luis Daniel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4.5" calcext:value-type="float">
            <text:p>4.5</text:p>
          </table:table-cell>
          <table:table-cell table:style-name="ce8" office:value-type="float" office:value="7.7" calcext:value-type="float">
            <text:p>7.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14" calcext:value-type="float">
            <text:p>7.1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.38" calcext:value-type="float">
            <text:p>5.38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4.4" calcext:value-type="float">
            <text:p>4.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.27" calcext:value-type="float">
            <text:p>3.27</text:p>
          </table:table-cell>
          <table:table-cell table:style-name="ce18" office:value-type="float" office:value="4.78" calcext:value-type="float">
            <text:p>4.7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9" table:formula="of:=(1-COUNTIF([.O2:.AD2];0)/21)*100" office:value-type="float" office:value="71.4285714285714" calcext:value-type="float">
            <text:p/>
          </table:table-cell>
          <table:table-cell table:style-name="ce18" office:value-type="float" office:value="5.92" calcext:value-type="float">
            <text:p>5.92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uis Daniel</text:p>
          </table:table-cell>
          <table:table-cell table:style-name="ce22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Elliot Jesu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.8" calcext:value-type="float">
            <text:p>5.8</text:p>
          </table:table-cell>
          <table:table-cell table:style-name="ce8" office:value-type="float" office:value="5.8" calcext:value-type="float">
            <text:p>5.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.71" calcext:value-type="float">
            <text:p>6.7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6.2" calcext:value-type="float">
            <text:p>6.2</text:p>
          </table:table-cell>
          <table:table-cell table:style-name="ce17" office:value-type="float" office:value="8.2" calcext:value-type="float">
            <text:p>8.2</text:p>
          </table:table-cell>
          <table:table-cell table:style-name="ce17" office:value-type="float" office:value="2.64" calcext:value-type="float">
            <text:p>2.64</text:p>
          </table:table-cell>
          <table:table-cell table:style-name="ce18" office:value-type="float" office:value="5.9" calcext:value-type="float">
            <text:p>5.9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4"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9" table:formula="of:=(1-COUNTIF([.O3:.AD3];0)/21)*100" office:value-type="float" office:value="95.2380952380952" calcext:value-type="float">
            <text:p/>
          </table:table-cell>
          <table:table-cell table:style-name="ce18" office:value-type="float" office:value="8.77" calcext:value-type="float">
            <text:p>8.77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lliot Jesua</text:p>
          </table:table-cell>
          <table:table-cell table:style-name="ce22" office:value-type="float" office:value="8" calcext:value-type="float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Richard Joseph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29" calcext:value-type="float">
            <text:p>5.2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17" table:style-name="ce18" office:value-type="float" office:value="0" calcext:value-type="float">
            <text:p>0</text:p>
          </table:table-cell>
          <table:table-cell table:style-name="ce19" table:formula="of:=(1-COUNTIF([.O4:.AD4];0)/21)*100" office:value-type="float" office:value="23.8095238095238" calcext:value-type="float">
            <text:p/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ichard Joseph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Roberto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6" calcext:value-type="float">
            <text:p>5.6</text:p>
          </table:table-cell>
          <table:table-cell table:style-name="ce8" office:value-type="float" office:value="6.1" calcext:value-type="float">
            <text:p>6.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.5" calcext:value-type="float">
            <text:p>7.5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8.38" calcext:value-type="float">
            <text:p>8.3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.09" calcext:value-type="float">
            <text:p>5.09</text:p>
          </table:table-cell>
          <table:table-cell table:style-name="ce18" office:value-type="float" office:value="7.94" calcext:value-type="float">
            <text:p>7.9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9" table:formula="of:=(1-COUNTIF([.O5:.AD5];0)/21)*100" office:value-type="float" office:value="90.4761904761905" calcext:value-type="float">
            <text:p/>
          </table:table-cell>
          <table:table-cell table:style-name="ce18" office:value-type="float" office:value="9.13" calcext:value-type="float">
            <text:p>9.13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oberto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Rubén</text:p>
          </table:table-cell>
          <table:table-cell table:style-name="ce5" office:value-type="float" office:value="7.9" calcext:value-type="float">
            <text:p>7.9</text:p>
          </table:table-cell>
          <table:table-cell table:number-columns-repeated="2" table:style-name="ce6" office:value-type="float" office:value="4.2" calcext:value-type="float">
            <text:p>4.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6" office:value-type="float" office:value="3.9" calcext:value-type="float">
            <text:p>3.9</text:p>
          </table:table-cell>
          <table:table-cell table:style-name="ce6" office:value-type="float" office:value="5.2" calcext:value-type="float">
            <text:p>5.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.59" calcext:value-type="float">
            <text:p>2.59</text:p>
          </table:table-cell>
          <table:table-cell table:style-name="ce18" office:value-type="float" office:value="4.08" calcext:value-type="float">
            <text:p>4.0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9" table:formula="of:=(1-COUNTIF([.O6:.AD6];0)/21)*100" office:value-type="float" office:value="85.7142857142857" calcext:value-type="float">
            <text:p/>
          </table:table-cell>
          <table:table-cell table:style-name="ce18" office:value-type="float" office:value="6.69" calcext:value-type="float">
            <text:p>6.69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Rubén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Joseba</text:p>
          </table:table-cell>
          <table:table-cell table:style-name="ce5" office:value-type="float" office:value="6.33" calcext:value-type="float">
            <text:p>6.33</text:p>
          </table:table-cell>
          <table:table-cell table:style-name="ce6" office:value-type="float" office:value="4.1" calcext:value-type="float">
            <text:p>4.1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.71" calcext:value-type="float">
            <text:p>7.71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.88" calcext:value-type="float">
            <text:p>5.88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7.1" calcext:value-type="float">
            <text:p>7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.73" calcext:value-type="float">
            <text:p>3.73</text:p>
          </table:table-cell>
          <table:table-cell table:style-name="ce18" office:value-type="float" office:value="5.08" calcext:value-type="float">
            <text:p>5.0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0" table:formula="of:=(1-COUNTIF([.O7:.AD7];0)/21)*100" office:value-type="float" office:value="76.1904761904762" calcext:value-type="float">
            <text:p/>
          </table:table-cell>
          <table:table-cell table:style-name="ce18" office:value-type="float" office:value="6.26" calcext:value-type="float">
            <text:p>6.26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Joseba</text:p>
          </table:table-cell>
          <table:table-cell table:style-name="ce11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Fabio</text:p>
          </table:table-cell>
          <table:table-cell table:number-columns-repeated="2" table:style-name="ce6" office:value-type="float" office:value="4.8" calcext:value-type="float">
            <text:p>4.8</text:p>
          </table:table-cell>
          <table:table-cell table:style-name="ce8" office:value-type="float" office:value="5.2" calcext:value-type="float">
            <text:p>5.2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2.07" calcext:value-type="float">
            <text:p>2.07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5.5" calcext:value-type="float">
            <text:p>5.5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office:value-type="float" office:value="5.5" calcext:value-type="float">
            <text:p>5.5</text:p>
          </table:table-cell>
          <table:table-cell table:style-name="ce17" office:value-type="float" office:value="7.27" calcext:value-type="float">
            <text:p>7.27</text:p>
          </table:table-cell>
          <table:table-cell table:style-name="ce18" office:value-type="float" office:value="4.94" calcext:value-type="float">
            <text:p>4.9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4"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0" table:formula="of:=(1-COUNTIF([.O8:.AD8];0)/21)*100" office:value-type="float" office:value="76.1904761904762" calcext:value-type="float">
            <text:p/>
          </table:table-cell>
          <table:table-cell table:style-name="ce18" office:value-type="float" office:value="6.46" calcext:value-type="float">
            <text:p>6.46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Fabio</text:p>
          </table:table-cell>
          <table:table-cell table:style-name="ce22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Gabriel Gregorio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3.3" calcext:value-type="float">
            <text:p>3.3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.86" calcext:value-type="float">
            <text:p>4.86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6.9" calcext:value-type="float">
            <text:p>6.9</text:p>
          </table:table-cell>
          <table:table-cell table:style-name="ce17" office:value-type="float" office:value="7.8" calcext:value-type="float">
            <text:p>7.8</text:p>
          </table:table-cell>
          <table:table-cell table:style-name="ce17" office:value-type="float" office:value="5" calcext:value-type="float">
            <text:p>5</text:p>
          </table:table-cell>
          <table:table-cell table:style-name="ce18" office:value-type="float" office:value="6.01" calcext:value-type="float">
            <text:p>6.01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19" table:formula="of:=(1-COUNTIF([.O9:.AD9];0)/21)*100" office:value-type="float" office:value="100" calcext:value-type="float">
            <text:p/>
          </table:table-cell>
          <table:table-cell table:style-name="ce18" office:value-type="float" office:value="8.15" calcext:value-type="float">
            <text:p>8.15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Gabriel Gregorio</text:p>
          </table:table-cell>
          <table:table-cell table:style-name="ce22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Carlos David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8" office:value-type="float" office:value="5.6" calcext:value-type="float">
            <text:p>5.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29" calcext:value-type="float">
            <text:p>9.29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6.75" calcext:value-type="float">
            <text:p>6.75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6.1" calcext:value-type="float">
            <text:p>6.1</text:p>
          </table:table-cell>
          <table:table-cell table:style-name="ce15" office:value-type="float" office:value="8.3" calcext:value-type="float">
            <text:p>8.3</text:p>
          </table:table-cell>
          <table:table-cell table:style-name="ce17" office:value-type="float" office:value="8.7" calcext:value-type="float">
            <text:p>8.7</text:p>
          </table:table-cell>
          <table:table-cell table:style-name="ce17" office:value-type="float" office:value="5.55" calcext:value-type="float">
            <text:p>5.55</text:p>
          </table:table-cell>
          <table:table-cell table:style-name="ce18" office:value-type="float" office:value="7.23" calcext:value-type="float">
            <text:p>7.2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4" table:style-name="ce18" office:value-type="float" office:value="10" calcext:value-type="float">
            <text:p>1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9" table:formula="of:=(1-COUNTIF([.O10:.AD10];0)/21)*100" office:value-type="float" office:value="85.7142857142857" calcext:value-type="float">
            <text:p/>
          </table:table-cell>
          <table:table-cell table:style-name="ce18" office:value-type="float" office:value="8.1" calcext:value-type="float">
            <text:p>8.1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arlos David</text:p>
          </table:table-cell>
          <table:table-cell table:style-name="ce22" office:value-type="float" office:value="7" calcext:value-type="float">
            <text:p>7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Gorka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3.3" calcext:value-type="float">
            <text:p>3.3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.94" calcext:value-type="float">
            <text:p>4.9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6.3" calcext:value-type="float">
            <text:p>6.3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3.27" calcext:value-type="float">
            <text:p>3.27</text:p>
          </table:table-cell>
          <table:table-cell table:style-name="ce18" office:value-type="float" office:value="3.64" calcext:value-type="float">
            <text:p>3.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9" table:formula="of:=(1-COUNTIF([.O11:.AD11];0)/21)*100" office:value-type="float" office:value="71.4285714285714" calcext:value-type="float">
            <text:p/>
          </table:table-cell>
          <table:table-cell table:style-name="ce18" office:value-type="float" office:value="5.33" calcext:value-type="float">
            <text:p>5.33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orka</text:p>
          </table:table-cell>
          <table:table-cell table:style-name="ce22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Christopher</text:p>
          </table:table-cell>
          <table:table-cell table:style-name="ce5" office:value-type="float" office:value="4.4" calcext:value-type="float">
            <text:p>4.4</text:p>
          </table:table-cell>
          <table:table-cell table:style-name="ce5" office:value-type="float" office:value="1.6" calcext:value-type="float">
            <text:p>1.6</text:p>
          </table:table-cell>
          <table:table-cell table:style-name="ce8" office:value-type="float" office:value="1.5" calcext:value-type="float">
            <text:p>1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57" calcext:value-type="float">
            <text:p>4.5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.13" calcext:value-type="float">
            <text:p>5.1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float" office:value="1.02" calcext:value-type="float">
            <text:p>1.02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table:formula="of:=(1-COUNTIF([.O12:.AD12];0)/21)*100" office:value-type="float" office:value="42.8571428571429" calcext:value-type="float">
            <text:p/>
          </table:table-cell>
          <table:table-cell table:style-name="ce18" office:value-type="float" office:value="1.92" calcext:value-type="float">
            <text:p>1.9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hristopher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Ivane 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3.4" calcext:value-type="float">
            <text:p>3.4</text:p>
          </table:table-cell>
          <table:table-cell table:style-name="ce8" office:value-type="float" office:value="6.6" calcext:value-type="float">
            <text:p>6.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.14" calcext:value-type="float">
            <text:p>4.14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5.25" calcext:value-type="float">
            <text:p>5.25</text:p>
          </table:table-cell>
          <table:table-cell table:style-name="ce15" office:value-type="float" office:value="5.5" calcext:value-type="float">
            <text:p>5.5</text:p>
          </table:table-cell>
          <table:table-cell table:style-name="ce6" office:value-type="float" office:value="2.7" calcext:value-type="float">
            <text:p>2.7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32" calcext:value-type="float">
            <text:p>4.32</text:p>
          </table:table-cell>
          <table:table-cell table:style-name="ce18" office:value-type="float" office:value="3.36" calcext:value-type="float">
            <text:p>3.36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0" table:formula="of:=(1-COUNTIF([.O13:.AD13];0)/21)*100" office:value-type="float" office:value="76.1904761904762" calcext:value-type="float">
            <text:p/>
          </table:table-cell>
          <table:table-cell table:style-name="ce18" office:value-type="float" office:value="4.64" calcext:value-type="float">
            <text:p>4.64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vane 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Mestisay</text:p>
          </table:table-cell>
          <table:table-cell table:style-name="ce5" office:value-type="float" office:value="3.1" calcext:value-type="float">
            <text:p>3.1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21" calcext:value-type="float">
            <text:p>4.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.32" calcext:value-type="float">
            <text:p>3.32</text:p>
          </table:table-cell>
          <table:table-cell table:style-name="ce18" office:value-type="float" office:value="0.63" calcext:value-type="float">
            <text:p>0.63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19" table:formula="of:=(1-COUNTIF([.O14:.AD14];0)/21)*100" office:value-type="float" office:value="28.5714285714286" calcext:value-type="float">
            <text:p/>
          </table:table-cell>
          <table:table-cell table:style-name="ce18" office:value-type="float" office:value="0.23" calcext:value-type="float">
            <text:p>0.2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estisay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Óliver</text:p>
          </table:table-cell>
          <table:table-cell table:style-name="ce5" office:value-type="float" office:value="4.3" calcext:value-type="float">
            <text:p>4.3</text:p>
          </table:table-cell>
          <table:table-cell table:style-name="ce5" office:value-type="float" office:value="6.8" calcext:value-type="float">
            <text:p>6.8</text:p>
          </table:table-cell>
          <table:table-cell table:style-name="ce8" office:value-type="float" office:value="8.7" calcext:value-type="float">
            <text:p>8.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.43" calcext:value-type="float">
            <text:p>6.43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.5" calcext:value-type="float">
            <text:p>8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5.9" calcext:value-type="float">
            <text:p>5.9</text:p>
          </table:table-cell>
          <table:table-cell table:style-name="ce15" office:value-type="float" office:value="7.1" calcext:value-type="float">
            <text:p>7.1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office:value-type="float" office:value="4.18" calcext:value-type="float">
            <text:p>4.18</text:p>
          </table:table-cell>
          <table:table-cell table:style-name="ce18" office:value-type="float" office:value="6.9" calcext:value-type="float">
            <text:p>6.9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5" table:style-name="ce18" office:value-type="float" office:value="10" calcext:value-type="float">
            <text:p>10</text:p>
          </table:table-cell>
          <table:table-cell table:style-name="ce19" table:formula="of:=(1-COUNTIF([.O15:.AD15];0)/21)*100" office:value-type="float" office:value="100" calcext:value-type="float">
            <text:p/>
          </table:table-cell>
          <table:table-cell table:style-name="ce18" office:value-type="float" office:value="9.49" calcext:value-type="float">
            <text:p>9.49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Óliver</text:p>
          </table:table-cell>
          <table:table-cell table:style-name="ce22" office:value-type="float" office:value="8" calcext:value-type="float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Mariano Jaim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.5" calcext:value-type="float">
            <text:p>6.5</text:p>
          </table:table-cell>
          <table:table-cell table:style-name="ce8" office:value-type="float" office:value="3.7" calcext:value-type="float">
            <text:p>3.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.57" calcext:value-type="float">
            <text:p>6.57</text:p>
          </table:table-cell>
          <table:table-cell table:number-columns-repeated="2" table:style-name="ce13" office:value-type="float" office:value="7" calcext:value-type="float">
            <text:p>7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float" office:value="2.33" calcext:value-type="float">
            <text:p>2.3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9" table:formula="of:=(1-COUNTIF([.O16:.AD16];0)/21)*100" office:value-type="float" office:value="38.0952380952381" calcext:value-type="float">
            <text:p/>
          </table:table-cell>
          <table:table-cell table:style-name="ce18" office:value-type="float" office:value="2.31" calcext:value-type="float">
            <text:p>2.3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riano Jaime</text:p>
          </table:table-cell>
          <table:table-cell table:style-name="ce22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Jeffrey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7" calcext:value-type="float">
            <text:p>3.0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8" calcext:value-type="float">
            <text:p>3.3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7.4" calcext:value-type="float">
            <text:p>7.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float" office:value="1.57" calcext:value-type="float">
            <text:p>1.57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19" table:formula="of:=(1-COUNTIF([.O17:.AD17];0)/21)*100" office:value-type="float" office:value="28.5714285714286" calcext:value-type="float">
            <text:p/>
          </table:table-cell>
          <table:table-cell table:style-name="ce18" office:value-type="float" office:value="0.15" calcext:value-type="float">
            <text:p>0.1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effrey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Kevin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7.2" calcext:value-type="float">
            <text:p>7.2</text:p>
          </table:table-cell>
          <table:table-cell table:style-name="ce8" office:value-type="float" office:value="7.5" calcext:value-type="float">
            <text:p>7.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29" calcext:value-type="float">
            <text:p>9.29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9" calcext:value-type="float">
            <text:p>6.9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5.7" calcext:value-type="float">
            <text:p>5.7</text:p>
          </table:table-cell>
          <table:table-cell table:style-name="ce15" office:value-type="float" office:value="7.3" calcext:value-type="float">
            <text:p>7.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.32" calcext:value-type="float">
            <text:p>4.32</text:p>
          </table:table-cell>
          <table:table-cell table:style-name="ce18" office:value-type="float" office:value="6.38" calcext:value-type="float">
            <text:p>6.3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4" table:style-name="ce1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9" table:formula="of:=(1-COUNTIF([.O18:.AD18];0)/21)*100" office:value-type="float" office:value="80.952380952381" calcext:value-type="float">
            <text:p/>
          </table:table-cell>
          <table:table-cell table:style-name="ce18" office:value-type="float" office:value="6.92" calcext:value-type="float">
            <text:p>6.92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Kevin</text:p>
          </table:table-cell>
          <table:table-cell table:style-name="ce22" office:value-type="float" office:value="6" calcext:value-type="float">
            <text:p>6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Balbino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.1" calcext:value-type="float">
            <text:p>9.1</text:p>
          </table:table-cell>
          <table:table-cell table:style-name="ce8" office:value-type="float" office:value="5.3" calcext:value-type="float">
            <text:p>5.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86" calcext:value-type="float">
            <text:p>7.86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6.9" calcext:value-type="float">
            <text:p>6.9</text:p>
          </table:table-cell>
          <table:table-cell table:style-name="ce15" office:value-type="float" office:value="9.5" calcext:value-type="float">
            <text:p>9.5</text:p>
          </table:table-cell>
          <table:table-cell table:style-name="ce15" office:value-type="float" office:value="6.2" calcext:value-type="float">
            <text:p>6.2</text:p>
          </table:table-cell>
          <table:table-cell table:style-name="ce15" office:value-type="float" office:value="6.9" calcext:value-type="float">
            <text:p>6.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4.64" calcext:value-type="float">
            <text:p>4.64</text:p>
          </table:table-cell>
          <table:table-cell table:style-name="ce18" office:value-type="float" office:value="7.93" calcext:value-type="float">
            <text:p>7.93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style-name="ce19" table:formula="of:=(1-COUNTIF([.O19:.AD19];0)/21)*100" office:value-type="float" office:value="100" calcext:value-type="float">
            <text:p/>
          </table:table-cell>
          <table:table-cell table:style-name="ce18" office:value-type="float" office:value="9.36" calcext:value-type="float">
            <text:p>9.36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albino</text:p>
          </table:table-cell>
          <table:table-cell table:style-name="ce22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Juan Manuel</text:p>
          </table:table-cell>
          <table:table-cell table:style-name="ce5" office:value-type="float" office:value="7.2" calcext:value-type="float">
            <text:p>7.2</text:p>
          </table:table-cell>
          <table:table-cell table:style-name="ce5" office:value-type="float" office:value="5.9" calcext:value-type="float">
            <text:p>5.9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.88" calcext:value-type="float">
            <text:p>7.88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7.4" calcext:value-type="float">
            <text:p>7.4</text:p>
          </table:table-cell>
          <table:table-cell table:style-name="ce17" office:value-type="float" office:value="4.5" calcext:value-type="float">
            <text:p>4.5</text:p>
          </table:table-cell>
          <table:table-cell table:style-name="ce17" office:value-type="float" office:value="5.45" calcext:value-type="float">
            <text:p>5.45</text:p>
          </table:table-cell>
          <table:table-cell table:style-name="ce18" office:value-type="float" office:value="5.59" calcext:value-type="float">
            <text:p>5.59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9" table:formula="of:=(1-COUNTIF([.O20:.AD20];0)/21)*100" office:value-type="float" office:value="85.7142857142857" calcext:value-type="float">
            <text:p/>
          </table:table-cell>
          <table:table-cell table:style-name="ce18" office:value-type="float" office:value="8.03" calcext:value-type="float">
            <text:p>8.03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uan Manuel</text:p>
          </table:table-cell>
          <table:table-cell table:style-name="ce22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Juan Antonio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5.4" calcext:value-type="float">
            <text:p>5.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17" table:style-name="ce18" office:value-type="float" office:value="0" calcext:value-type="float">
            <text:p>0</text:p>
          </table:table-cell>
          <table:table-cell table:style-name="ce19" table:formula="of:=(1-COUNTIF([.O21:.AD21];0)/21)*100" office:value-type="float" office:value="23.8095238095238" calcext:value-type="float">
            <text:p/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uan Antonio</text:p>
          </table:table-cell>
          <table:table-cell table:style-name="ce22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Javier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float" office:value="3.3" calcext:value-type="float">
            <text:p>3.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93" calcext:value-type="float">
            <text:p>5.9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.31" calcext:value-type="float">
            <text:p>3.31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4.4" calcext:value-type="float">
            <text:p>4.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float" office:value="2.05" calcext:value-type="float">
            <text:p>2.0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table:formula="of:=(1-COUNTIF([.O22:.AD22];0)/21)*100" office:value-type="float" office:value="80.952380952381" calcext:value-type="float">
            <text:p/>
          </table:table-cell>
          <table:table-cell table:style-name="ce18" office:value-type="float" office:value="6.72" calcext:value-type="float">
            <text:p>6.72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Javier</text:p>
          </table:table-cell>
          <table:table-cell table:style-name="ce22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Mauro Ezequiel</text:p>
          </table:table-cell>
          <table:table-cell table:style-name="ce5" office:value-type="float" office:value="3.9" calcext:value-type="float">
            <text:p>3.9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31" calcext:value-type="float">
            <text:p>4.3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4.9" calcext:value-type="float">
            <text:p>4.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.32" calcext:value-type="float">
            <text:p>1.32</text:p>
          </table:table-cell>
          <table:table-cell table:style-name="ce18" office:value-type="float" office:value="1.34" calcext:value-type="float">
            <text:p>1.34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9" table:formula="of:=(1-COUNTIF([.O23:.AD23];0)/21)*100" office:value-type="float" office:value="42.8571428571429" calcext:value-type="float">
            <text:p/>
          </table:table-cell>
          <table:table-cell table:style-name="ce18" office:value-type="float" office:value="1.87" calcext:value-type="float">
            <text:p>1.87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uro Ezequiel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978"/>
        </table:table-row>
        <table:table-row table:style-name="ro2" table:number-rows-repeated="2">
          <table:table-cell table:number-columns-repeated="36"/>
          <table:table-cell table:style-name="ce22"/>
          <table:table-cell table:number-columns-repeated="979"/>
        </table:table-row>
        <table:table-row table:style-name="ro2" table:number-rows-repeated="1048550">
          <table:table-cell table:number-columns-repeated="1016"/>
        </table:table-row>
        <table:table-row table:style-name="ro2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4-06-19">00/00/0000</text:date>, <text:time style:data-style-name="N2" text:time-value="09:27:04.08429795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 LibreOffice_project/420m0$Build-3</meta:generator>
    <meta:initial-creator>Iván Chillón Garcí­a</meta:initial-creator>
    <meta:creation-date>2014-06-19T04:25:58</meta:creation-date>
    <dc:date>2014-06-19T10:43:14.545983017</dc:date>
    <meta:editing-duration>PT1H11M12S</meta:editing-duration>
    <meta:editing-cycles>7</meta:editing-cycles>
    <meta:document-statistic meta:table-count="1" meta:cell-count="873" meta:object-count="0"/>
  </office:meta>
</office:document-meta>
</file>